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A1" style:family="table-cell">
      <style:table-cell-properties style:vertical-align="middle" fo:background-color="#ffff00" fo:padding="0.097cm" fo:border="0.5pt solid #000000">
        <style:background-image/>
      </style:table-cell-properties>
    </style:style>
    <style:style style:name="Tabela4.A2" style:family="table-cell">
      <style:table-cell-properties style:vertical-align="middle" fo:background-color="#ffffa6" fo:padding="0.097cm" fo:border-left="0.5pt solid #000000" fo:border-right="none" fo:border-top="none" fo:border-bottom="0.5pt solid #000000">
        <style:background-image/>
      </style:table-cell-properties>
    </style:style>
    <style:style style:name="Tabela4.B2" style:family="table-cell">
      <style:table-cell-properties style:vertical-align="middle" fo:background-color="#ffffa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style:vertical-align="middle" fo:background-color="#ffff00" fo:padding="0.097cm" fo:border="0.5pt solid #000000">
        <style:background-image/>
      </style:table-cell-properties>
    </style:style>
    <style:style style:name="Tabela2.A2" style:family="table-cell">
      <style:table-cell-properties style:vertical-align="middle" fo:background-color="#ffffa6" fo:padding="0.097cm" fo:border-left="0.5pt solid #000000" fo:border-right="none" fo:border-top="none" fo:border-bottom="0.5pt solid #000000">
        <style:background-image/>
      </style:table-cell-properties>
    </style:style>
    <style:style style:name="Tabela2.B2" style:family="table-cell">
      <style:table-cell-properties style:vertical-align="middle" fo:background-color="#ffffa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officeooo:rsid="00121f0e" officeooo:paragraph-rsid="00121f0e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13b7e4" officeooo:paragraph-rsid="0013b7e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style:text-underline-style="solid" style:text-underline-width="auto" style:text-underline-color="font-color" fo:font-weight="bold" officeooo:rsid="0013b7e4" officeooo:paragraph-rsid="0013b7e4" fo:background-color="#ffff0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fo:font-style="italic" style:text-underline-style="none" fo:font-weight="normal" officeooo:rsid="0013b7e4" officeooo:paragraph-rsid="0013b7e4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fo:font-style="italic" style:text-underline-style="none" fo:font-weight="normal" officeooo:rsid="0013b7e4" officeooo:paragraph-rsid="0013b7e4" fo:background-color="#afd095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3b7e4" officeooo:paragraph-rsid="0013b7e4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font-style="normal" style:text-underline-style="none" fo:font-weight="normal" officeooo:rsid="00153c1d" officeooo:paragraph-rsid="001b1157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13b7e4" officeooo:paragraph-rsid="0013b7e4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fo:font-style="normal" style:text-underline-style="none" fo:font-weight="bold" officeooo:rsid="00153c1d" officeooo:paragraph-rsid="001b1157" style:font-style-asian="normal" style:font-weight-asian="bold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0pt" fo:font-style="italic" officeooo:rsid="0013b7e4" officeooo:paragraph-rsid="0013b7e4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0pt" fo:font-style="italic" fo:font-weight="normal" officeooo:rsid="0013b7e4" officeooo:paragraph-rsid="0013b7e4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tyle="italic" style:text-underline-style="solid" style:text-underline-width="auto" style:text-underline-color="font-color" fo:font-weight="normal" officeooo:rsid="0019df4a" officeooo:paragraph-rsid="0019df4a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4pt" fo:font-style="normal" style:text-underline-style="none" fo:font-weight="bold" officeooo:rsid="00153c1d" officeooo:paragraph-rsid="001b1157" style:font-style-asian="normal" style:font-weight-asian="bold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19df4a" officeooo:paragraph-rsid="001b1157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officeooo:rsid="0019df4a" officeooo:paragraph-rsid="001b1157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b1157" officeooo:paragraph-rsid="001b1157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8pt" fo:font-style="normal" style:text-underline-style="none" fo:font-weight="normal" officeooo:rsid="00153c1d" officeooo:paragraph-rsid="001fabc7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ans" fo:font-size="12pt" style:text-underline-style="none" fo:font-weight="bold" officeooo:rsid="0013b7e4" officeooo:paragraph-rsid="0013b7e4" style:font-weight-asian="bold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Liberation Sans" fo:font-size="12pt" style:text-underline-style="none" fo:font-weight="bold" officeooo:rsid="0013b7e4" officeooo:paragraph-rsid="0013b7e4" style:font-weight-asian="bold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Liberation Sans" fo:font-size="12pt" style:text-underline-style="none" fo:font-weight="bold" officeooo:rsid="0013b7e4" officeooo:paragraph-rsid="0013bafd" style:font-weight-asian="bold" style:font-weight-complex="bold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Liberation Sans" fo:font-size="12pt" style:text-underline-style="none" fo:font-weight="bold" officeooo:rsid="0019df4a" officeooo:paragraph-rsid="0019df4a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font-style="normal" style:text-underline-style="none" fo:font-weight="bold" officeooo:rsid="00153c1d" officeooo:paragraph-rsid="0019df4a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font-style="normal" style:text-underline-style="none" fo:font-weight="bold" officeooo:rsid="00153c1d" officeooo:paragraph-rsid="001b1157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12pt" fo:font-style="normal" style:text-underline-style="none" fo:font-weight="normal" officeooo:rsid="0013b7e4" officeooo:paragraph-rsid="0013b7e4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53c1d" officeooo:paragraph-rsid="0013bafd" style:font-style-asian="normal" style:font-weight-asian="normal" style:font-style-complex="normal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Liberation Sans" officeooo:paragraph-rsid="0013bafd"/>
    </style:style>
    <style:style style:name="P27" style:family="paragraph" style:parent-style-name="Standard">
      <style:paragraph-properties fo:text-align="justify" style:justify-single-word="false"/>
      <style:text-properties style:font-name="Liberation Sans" officeooo:paragraph-rsid="0013bafd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0pt" fo:font-style="normal" style:text-underline-style="none" fo:font-weight="normal" officeooo:rsid="00153c1d" officeooo:paragraph-rsid="0019df4a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0pt" fo:font-style="normal" style:text-underline-style="none" fo:font-weight="normal" officeooo:rsid="00153c1d" officeooo:paragraph-rsid="001b1157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0pt" fo:font-style="normal" style:text-underline-style="none" fo:font-weight="bold" officeooo:rsid="00153c1d" officeooo:paragraph-rsid="001b1157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6pt" fo:font-style="normal" style:text-underline-style="none" fo:font-weight="normal" officeooo:rsid="00153c1d" officeooo:paragraph-rsid="001fabc7" style:font-style-asian="normal" style:font-weight-asian="normal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19df4a" officeooo:paragraph-rsid="0019df4a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19df4a" officeooo:paragraph-rsid="001b1157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0pt" officeooo:rsid="0019df4a" officeooo:paragraph-rsid="0019df4a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0pt" officeooo:rsid="0019df4a" officeooo:paragraph-rsid="001b1157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0pt" officeooo:rsid="001b1157" officeooo:paragraph-rsid="001b1157"/>
    </style:style>
    <style:style style:name="P37" style:family="paragraph" style:parent-style-name="Table_20_Contents">
      <style:paragraph-properties fo:text-align="justify" style:justify-single-word="false"/>
      <style:text-properties style:font-name="Liberation Sans"/>
    </style:style>
    <style:style style:name="T1" style:family="text">
      <style:text-properties fo:font-size="12pt" fo:font-style="normal" style:text-underline-style="none" fo:font-weight="bold" officeooo:rsid="0013b7e4" style:font-style-asian="normal" style:font-weight-asian="bold" style:font-style-complex="normal" style:font-weight-complex="bold"/>
    </style:style>
    <style:style style:name="T2" style:family="text">
      <style:text-properties fo:font-size="12pt" fo:font-style="normal" style:text-underline-style="none" fo:font-weight="bold" officeooo:rsid="0013b7e4" fo:background-color="#afd095" loext:char-shading-value="0" style:font-style-asian="normal" style:font-weight-asian="bold" style:font-style-complex="normal" style:font-weight-complex="bold"/>
    </style:style>
    <style:style style:name="T3" style:family="text">
      <style:text-properties fo:font-size="12pt" fo:font-style="normal" style:text-underline-style="none" fo:font-weight="bold" officeooo:rsid="00153c1d" fo:background-color="#afd095" loext:char-shading-value="0" style:font-style-asian="normal" style:font-weight-asian="bold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normal" officeooo:rsid="00153c1d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19df4a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fo:background-color="#afd095" loext:char-shading-value="0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229515" fo:background-color="#afd095" loext:char-shading-value="0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229515" fo:background-color="transparent" loext:char-shading-value="0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229515" fo:background-color="transparent" loext:char-shading-value="0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2" style:family="text">
      <style:text-properties officeooo:rsid="0019df4a"/>
    </style:style>
    <style:style style:name="T13" style:family="text">
      <style:text-properties officeooo:rsid="00153c1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8pt" fo:font-style="italic" style:font-style-asian="italic" style:font-style-complex="italic"/>
    </style:style>
    <style:style style:name="T16" style:family="text">
      <style:text-properties fo:font-size="8pt" fo:font-style="italic" officeooo:rsid="0019df4a" style:font-style-asian="italic" style:font-style-complex="italic"/>
    </style:style>
    <style:style style:name="T17" style:family="text">
      <style:text-properties officeooo:rsid="0016de19"/>
    </style:style>
    <style:style style:name="T18" style:family="text">
      <style:text-properties officeooo:rsid="001b1157"/>
    </style:style>
    <style:style style:name="T19" style:family="text">
      <style:text-properties officeooo:rsid="001c4341"/>
    </style:style>
    <style:style style:name="T20" style:family="text">
      <style:text-properties officeooo:rsid="001f8f9f"/>
    </style:style>
    <style:style style:name="T21" style:family="text">
      <style:text-properties officeooo:rsid="001fabc7"/>
    </style:style>
    <style:style style:name="T22" style:family="text">
      <style:text-properties officeooo:rsid="00207d9a"/>
    </style:style>
    <style:style style:name="T23" style:family="text">
      <style:text-properties officeooo:rsid="0021ce07"/>
    </style:style>
    <style:style style:name="T24" style:family="text">
      <style:text-properties officeooo:rsid="0021e976"/>
    </style:style>
    <style:style style:name="T25" style:family="text">
      <style:text-properties officeooo:rsid="00229515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19df4a" style:font-style-asian="italic" style:font-style-complex="italic"/>
    </style:style>
    <style:style style:name="T28" style:family="text">
      <style:text-properties fo:font-size="6pt" fo:font-style="italic" style:font-style-asian="italic" style:font-style-complex="italic"/>
    </style:style>
    <style:style style:name="T29" style:family="text">
      <style:text-properties fo:font-size="6pt" fo:font-style="italic" officeooo:rsid="0019df4a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0">Gustavo S. Fernandes</text:p>
          </table:table-cell>
          <table:table-cell table:style-name="Tabela1.A1" office:value-type="string">
            <text:p text:style-name="P11">Gestão Empresarial</text:p>
          </table:table-cell>
          <table:table-cell table:style-name="Tabela1.A1" office:value-type="string">
            <text:p text:style-name="P10">Análise de Investimentos</text:p>
          </table:table-cell>
        </table:table-row>
      </table:table>
      <text:p text:style-name="P1"/>
      <text:p text:style-name="P2">ATIVIDADE <text:span text:style-name="T19">N2 </text:span>– FLUXO DE CAIXA + VPL &amp; TIR <text:span text:style-name="T19">+ PAYBACK</text:span></text:p>
      <text:p text:style-name="P2"/>
      <text:p text:style-name="P3">PEDE-SE PARA FAZER:</text:p>
      <text:list xml:id="list2282276500" text:style-name="L1">
        <text:list-item>
          <text:p text:style-name="P18">Fluxo de caixa de 12 meses</text:p>
        </text:list-item>
        <text:list-item>
          <text:p text:style-name="P18">Elaborar a DRE (total, unitária e análise vertical)</text:p>
        </text:list-item>
        <text:list-item>
          <text:p text:style-name="P18">Elaborar o Fluxo de caixa descontado</text:p>
        </text:list-item>
        <text:list-item>
          <text:p text:style-name="P18">Construir o Diagrama de Fluxo de caixa</text:p>
        </text:list-item>
        <text:list-item>
          <text:p text:style-name="P18">Levando em conta TMA de 10% a.a., utilize a HP 12C para</text:p>
        </text:list-item>
      </text:list>
      <text:list xml:id="list2077579892" text:style-name="L2">
        <text:list-item>
          <text:p text:style-name="P20">Encontrar o Valor Presente Líquido (VPL): <text:span text:style-name="T4">R$ </text:span><text:span text:style-name="T5">1</text:span><text:span text:style-name="T4">.829.679,62</text:span></text:p>
        </text:list-item>
        <text:list-item>
          <text:p text:style-name="P20">Encontrar a Taxa Interna de Retorno (TIR): <text:span text:style-name="T5">19,83</text:span><text:span text:style-name="T4">,%</text:span></text:p>
        </text:list-item>
        <text:list-item>
          <text:p text:style-name="P21"><text:span text:style-name="T13">P</text:span>ayback Normal:<text:span text:style-name="T14"> </text:span><text:span text:style-name="T11">4,47 </text:span><text:span text:style-name="T10">ou 4 anos e 5 meses</text:span></text:p>
        </text:list-item>
        <text:list-item>
          <text:p text:style-name="P21"><text:span text:style-name="T13">P</text:span>ayback Descontado:<text:span text:style-name="T14"> </text:span><text:span text:style-name="T11">6,22 </text:span><text:span text:style-name="T10">ou 6 anos e 2 meses</text:span></text:p>
        </text:list-item>
        <text:list-item>
          <text:p text:style-name="P26"><text:span text:style-name="T1">Definir se o projeto é viável: </text:span><text:span text:style-name="T2">aprova</text:span><text:span text:style-name="T3">do</text:span></text:p>
          <text:p text:style-name="P26"><text:span text:style-name="T3"/></text:p>
        </text:list-item>
      </text:list>
      <table:table table:name="Tabela4" table:style-name="Tabela4">
        <table:table-column table:style-name="Tabela4.A" table:number-columns-repeated="2"/>
        <table:table-row>
          <table:table-cell table:style-name="Tabela4.A1" table:number-columns-spanned="2" office:value-type="string">
            <text:p text:style-name="P22"><text:span text:style-name="T25">V</text:span><text:span text:style-name="T12">PL –</text:span> <text:span text:style-name="T17">HP 12C</text:span></text:p>
          </table:table-cell>
          <table:covered-table-cell/>
        </table:table-row>
        <table:table-row>
          <table:table-cell table:style-name="Tabela4.A2" office:value-type="string">
            <text:p text:style-name="P32"><text:span text:style-name="T18">SEQUÊNCIA DE </text:span>COMANDO<text:span text:style-name="T18">S</text:span></text:p>
          </table:table-cell>
          <table:table-cell table:style-name="Tabela4.B2" office:value-type="string">
            <text:p text:style-name="P32">EXPLICAÇÃO</text:p>
          </table:table-cell>
        </table:table-row>
        <table:table-row>
          <table:table-cell table:style-name="Tabela4.A3" office:value-type="string">
            <text:p text:style-name="P28">STO → EEX</text:p>
          </table:table-cell>
          <table:table-cell table:style-name="Tabela4.B3" office:value-type="string">
            <text:p text:style-name="P34">Ativar o C</text:p>
          </table:table-cell>
        </table:table-row>
        <table:table-row>
          <table:table-cell table:style-name="Tabela4.A3" office:value-type="string">
            <text:p text:style-name="P28">g → 4</text:p>
          </table:table-cell>
          <table:table-cell table:style-name="Tabela4.B3" office:value-type="string">
            <text:p text:style-name="P34">Mudar para formato D.MY</text:p>
          </table:table-cell>
        </table:table-row>
        <table:table-row>
          <table:table-cell table:style-name="Tabela4.A3" office:value-type="string">
            <text:p text:style-name="P28"><text:span text:style-name="T12">3</text:span>.485.000 → CHS → g →CF0</text:p>
          </table:table-cell>
          <table:table-cell table:style-name="Tabela4.B3" office:value-type="string">
            <text:p text:style-name="P34">Insere o momento 0<text:line-break/><text:span text:style-name="T28">(investimento inicial, valor negativo por conta do CHS)</text:span></text:p>
          </table:table-cell>
        </table:table-row>
        <table:table-row>
          <table:table-cell table:style-name="Tabela4.A3" office:value-type="string">
            <text:p text:style-name="P28">780.000 → g →CFj</text:p>
          </table:table-cell>
          <table:table-cell table:style-name="Tabela4.B3" office:value-type="string">
            <text:p text:style-name="P34">Insere o próximo momento<text:line-break/><text:span text:style-name="T28">(Neste caso, o momento 1)</text:span></text:p>
          </table:table-cell>
        </table:table-row>
        <table:table-row>
          <table:table-cell table:style-name="Tabela4.A3" office:value-type="string">
            <text:p text:style-name="P29">12 → g → Nj</text:p>
          </table:table-cell>
          <table:table-cell table:style-name="Tabela4.B3" office:value-type="string">
            <text:p text:style-name="P36">Repete o último lançamento pela quantidade especificada<text:line-break/><text:span text:style-name="T29">(Neste caso, </text:span><text:span text:style-name="T28">12 vezes</text:span><text:span text:style-name="T29">)</text:span></text:p>
          </table:table-cell>
        </table:table-row>
        <table:table-row>
          <table:table-cell table:style-name="Tabela4.A3" office:value-type="string">
            <text:p text:style-name="P36">10 → i </text:p>
          </table:table-cell>
          <table:table-cell table:style-name="Tabela4.B3" office:value-type="string">
            <text:p text:style-name="P36">Insere a taxa de juros<text:line-break/><text:span text:style-name="T29">(Neste caso, </text:span><text:span text:style-name="T28">10%</text:span><text:span text:style-name="T29">)</text:span></text:p>
          </table:table-cell>
        </table:table-row>
        <table:table-row>
          <table:table-cell table:style-name="Tabela4.A3" office:value-type="string">
            <text:p text:style-name="P36">f → NPV</text:p>
          </table:table-cell>
          <table:table-cell table:style-name="Tabela4.B3" office:value-type="string">
            <text:p text:style-name="P36">Obtém o VPL</text:p>
          </table:table-cell>
        </table:table-row>
        <table:table-row>
          <table:table-cell table:style-name="Tabela4.A10" office:value-type="string">
            <text:p text:style-name="P36">f → IRR</text:p>
          </table:table-cell>
          <table:table-cell table:style-name="Tabela4.B10" office:value-type="string">
            <text:p text:style-name="P36">Obtém a TIR</text:p>
          </table:table-cell>
        </table:table-row>
      </table:table>
      <text:p text:style-name="P27"><text:span text:style-name="T3"/></text:p>
      <text:p text:style-name="P27"><text:span text:style-name="T3"/></text:p>
      <table:table table:name="Tabela2" table:style-name="Tabela2">
        <table:table-column table:style-name="Tabela2.A" table:number-columns-repeated="2"/>
        <table:table-row>
          <table:table-cell table:style-name="Tabela2.A1" table:number-columns-spanned="2" office:value-type="string">
            <text:p text:style-name="P9"><text:span text:style-name="T18">FLUXO DESCONTADO</text:span><text:span text:style-name="T12"> –</text:span> <text:span text:style-name="T17">HP 12C</text:span></text:p>
          </table:table-cell>
          <table:covered-table-cell/>
        </table:table-row>
        <table:table-row>
          <table:table-cell table:style-name="Tabela2.A2" office:value-type="string">
            <text:p text:style-name="P33"><text:span text:style-name="T18">SEQUÊNCIA DE </text:span>COMANDO<text:span text:style-name="T18">S</text:span></text:p>
          </table:table-cell>
          <table:table-cell table:style-name="Tabela2.B2" office:value-type="string">
            <text:p text:style-name="P33">EXPLICAÇÃO</text:p>
          </table:table-cell>
        </table:table-row>
        <table:table-row>
          <table:table-cell table:style-name="Tabela2.A3" office:value-type="string">
            <text:p text:style-name="P29">STO → EEX</text:p>
          </table:table-cell>
          <table:table-cell table:style-name="Tabela2.B3" office:value-type="string">
            <text:p text:style-name="P35">Ativar o C</text:p>
          </table:table-cell>
        </table:table-row>
        <table:table-row>
          <table:table-cell table:style-name="Tabela2.A3" office:value-type="string">
            <text:p text:style-name="P29">g → 4</text:p>
          </table:table-cell>
          <table:table-cell table:style-name="Tabela2.B3" office:value-type="string">
            <text:p text:style-name="P35">Mudar para formato D.MY</text:p>
          </table:table-cell>
        </table:table-row>
        <table:table-row>
          <table:table-cell table:style-name="Tabela2.A3" office:value-type="string">
            <text:p text:style-name="P36">10 → i </text:p>
          </table:table-cell>
          <table:table-cell table:style-name="Tabela2.B3" office:value-type="string">
            <text:p text:style-name="P36">Insere a taxa de juros<text:line-break/><text:span text:style-name="T29">(Neste caso, </text:span><text:span text:style-name="T28">10%</text:span><text:span text:style-name="T29">)</text:span></text:p>
          </table:table-cell>
        </table:table-row>
        <table:table-row>
          <table:table-cell table:style-name="Tabela2.A3" office:value-type="string">
            <text:p text:style-name="P30"><text:span text:style-name="T18">1</text:span><text:span text:style-name="T12"> → n → </text:span>780.000 → <text:span text:style-name="T12">CHS </text:span>→ <text:span text:style-name="T12">FV → PV</text:span></text:p>
            <text:p text:style-name="P31"><text:span text:style-name="T21">2</text:span><text:span text:style-name="T12"> → n → </text:span>780.000 → <text:span text:style-name="T12">CHS </text:span>→ <text:span text:style-name="T12">FV → PV</text:span></text:p>
            <text:p text:style-name="P31"><text:span text:style-name="T21">3</text:span><text:span text:style-name="T12"> → n → </text:span>780.000 → <text:span text:style-name="T12">CHS </text:span>→ <text:span text:style-name="T12">FV → PV</text:span></text:p>
            <text:p text:style-name="P31"><text:span text:style-name="T21">4</text:span><text:span text:style-name="T12"> → n → </text:span>780.000 → <text:span text:style-name="T12">CHS </text:span>→ <text:span text:style-name="T12">FV → PV</text:span></text:p>
            <text:p text:style-name="P31"><text:span text:style-name="T21">5</text:span><text:span text:style-name="T12"> → n → </text:span>780.000 → <text:span text:style-name="T12">CHS </text:span>→ <text:span text:style-name="T12">FV → PV</text:span></text:p>
            <text:p text:style-name="P31"><text:span text:style-name="T21">6</text:span><text:span text:style-name="T12"> → n → </text:span>780.000 → <text:span text:style-name="T12">CHS </text:span>→ <text:span text:style-name="T12">FV → PV</text:span></text:p>
            <text:p text:style-name="P31"><text:span text:style-name="T21">7</text:span><text:span text:style-name="T12"> → n → </text:span>780.000 → <text:span text:style-name="T12">CHS </text:span>→ <text:span text:style-name="T12">FV → PV</text:span></text:p>
            <text:p text:style-name="P31"><text:span text:style-name="T21">8</text:span><text:span text:style-name="T12"> → n → </text:span>780.000 → <text:span text:style-name="T12">CHS </text:span>→ <text:span text:style-name="T12">FV → PV</text:span></text:p>
            <text:p text:style-name="P31"><text:span text:style-name="T21">9</text:span><text:span text:style-name="T12"> → n → </text:span>780.000 → <text:span text:style-name="T12">CHS </text:span>→ <text:span text:style-name="T12">FV → PV</text:span></text:p>
            <text:p text:style-name="P31"><text:span text:style-name="T18">1</text:span><text:span text:style-name="T21">0</text:span><text:span text:style-name="T12"> → n → </text:span>780.000 → <text:span text:style-name="T12">CHS </text:span>→ <text:span text:style-name="T12">FV → PV</text:span></text:p>
            <text:p text:style-name="P31"><text:span text:style-name="T18">1</text:span><text:span text:style-name="T21">1</text:span><text:span text:style-name="T12"> → n → </text:span>780.000 → <text:span text:style-name="T12">CHS </text:span>→ <text:span text:style-name="T12">FV → PV</text:span></text:p>
            <text:p text:style-name="P31"><text:span text:style-name="T18">1</text:span><text:span text:style-name="T21">2</text:span><text:span text:style-name="T12"> → n → </text:span>780.000 → <text:span text:style-name="T12">CHS </text:span>→ <text:span text:style-name="T12">FV → PV</text:span></text:p>
          </table:table-cell>
          <table:table-cell table:style-name="Tabela2.B3" office:value-type="string">
            <text:p text:style-name="P36">Insere o número do período e o valor do mesmo, funções FV e PV aplicam o desconto sobre o valor <text:span text:style-name="T22">inserido</text:span><text:line-break/><text:line-break/><text:span text:style-name="T28">(repetir o mesmo processo para todos os períodos, alterando apenas o número do período e o valor, quando necessário)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Cantarell" style:font-size-asian="12pt" style:language-asian="zh" style:country-asian="CN" style:font-name-complex="Noto Nastaliq Urdu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t" fo:country="BR" style:font-name-asian="Cantarell" style:font-size-asian="12pt" style:language-asian="zh" style:country-asian="CN" style:font-name-complex="Noto Nastaliq Urdu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7T17:52:23.172744774</dc:date>
    <meta:editing-duration>PT36M27S</meta:editing-duration>
    <meta:editing-cycles>16</meta:editing-cycles>
    <meta:generator>LibreOffice/7.3.7.2$Linux_X86_64 LibreOffice_project/30$Build-2</meta:generator>
    <meta:document-statistic meta:table-count="3" meta:image-count="0" meta:object-count="0" meta:page-count="1" meta:paragraph-count="57" meta:word-count="407" meta:character-count="1757" meta:non-whitespace-character-count="1411"/>
  </office:meta>
</office:document-meta>
</file>